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300000091B26BCCEC.png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5571in"/>
    </style:style>
    <style:style style:name="co5" style:family="table-column">
      <style:table-column-properties fo:break-before="auto" style:column-width="3.4346in"/>
    </style:style>
    <style:style style:name="co6" style:family="table-column">
      <style:table-column-properties fo:break-before="auto" style:column-width="4.011in"/>
    </style:style>
    <style:style style:name="co7" style:family="table-column">
      <style:table-column-properties fo:break-before="auto" style:column-width="1.5717in"/>
    </style:style>
    <style:style style:name="co8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fo:color="#000000"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2" style:family="table-cell" style:parent-style-name="Default">
      <style:text-properties fo:color="#000000"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fo:color="#000000"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fo:color="#000000"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7" style:family="table-cell" style:parent-style-name="Default">
      <style:table-cell-properties fo:background-color="#eeeeee" fo:border="none"/>
      <style:text-properties fo:color="#000000" style:font-name="Microsoft YaHei" style:font-name-asian="Microsoft YaHei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ext-properties style:font-name="Microsoft YaHe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2" style:family="table-cell" style:parent-style-name="Default">
      <style:text-properties fo:color="#ff3333" fo:font-weight="bold" style:font-weight-asian="bold" style:font-weight-complex="bold"/>
    </style:style>
    <style:style style:name="ce23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3" table:number-columns-repeated="1020" table:default-cell-style-name="ce19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5" office:value-type="string">
            <text:p><text:a xlink:href="../../../books/grade-7-books/junjun/7年级人教版英语上册.pdf">English-人教版</text:a></text:p>
          </table:table-cell>
          <table:table-cell table:style-name="ce20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6"/>
          <table:table-cell table:style-name="ce20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8" office:value-type="string" table:number-columns-spanned="3" table:number-rows-spanned="1">
            <text:p>期末完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office:value-type="date" office:date-value="2026-01-31">
            <text:p>Jan 31, 2026</text:p>
          </table:table-cell>
          <table:table-cell office:value-type="string">
            <text:p>期末考试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14">
            <text:p>Mar 14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1-整式的乘除-单元检测-1/">7下数学北师大版-unit-1-整式的乘除-单元检测-1</text:a>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21">
            <text:p>Mar 21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二章-相交线与平行线</text:p>
          </table:table-cell>
          <table:table-cell table:style-name="ce14" office:value-type="string">
            <text:p>7-下-unit-4</text:p>
          </table:table-cell>
          <table:table-cell table:number-columns-repeated="1021"/>
        </table:table-row>
        <table:table-row table:style-name="ro5">
          <table:table-cell office:value-type="date" office:date-value="2026-03-28">
            <text:p>Mar 28, 2026</text:p>
          </table:table-cell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style-name="ce12"/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table:number-columns-repeated="1021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row table:style-name="ro4">
          <table:table-cell/>
          <table:table-cell table:style-name="ce21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2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2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2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3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2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末成绩</text:p>
          </table:table-cell>
          <table:table-cell/>
        </table:table-row>
        <table:table-row table:style-name="ro3">
          <table:table-cell/>
          <table:table-cell>
            <draw:frame table:end-cell-address="中考.J28" table:end-x="0.3071in" table:end-y="0.1043in" draw:z-index="1" draw:name="Graphics 2" draw:style-name="gr1" draw:text-style-name="P1" svg:width="8.7665in" svg:height="0.9933in" svg:x="0in" svg:y="0in">
              <draw:image xlink:href="Pictures/10000201000005F300000091B26BCCEC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2">03/22/2026</text:date>, <text:time>07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42M29S</meta:editing-duration>
    <meta:editing-cycles>63</meta:editing-cycles>
    <meta:generator>OpenOffice/4.1.15$Win32 OpenOffice.org_project/4115m2$Build-9813</meta:generator>
    <dc:date>2026-03-22T07:31:16.18</dc:date>
    <meta:document-statistic meta:table-count="3" meta:cell-count="79" meta:object-count="2"/>
    <meta:user-defined meta:name="Info 1"/>
    <meta:user-defined meta:name="Info 2"/>
    <meta:user-defined meta:name="Info 3"/>
    <meta:user-defined meta:name="Info 4"/>
  </office:meta>
</office:document-meta>
</file>